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ection 3: Web For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braries Require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-wt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w files/folder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nfig.py</text:p>
              </text:list-item>
              <text:list-item>
                <text:p>app/forms.py</text:p>
              </text:list-item>
              <text:list-item>
                <text:p>app/templates/login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figura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You can put configuration in app/__init__.py</text:p>
              </text:list-item>
              <text:list-item>
                <text:p>OR</text:p>
              </text:list-item>
              <text:list-item>
                <text:p>You can create a separate config file and import it into __init__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eb Form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-wtf is a thin wrapper around WTForms</text:p>
                <text:p/>
              </text:list-item>
              <text:list-item>
                <text:p>Note: Flask-wtf and other flask extensions are very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Login template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SRF protections: form.hidden_ta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dates to base.html and routes.py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rl_f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anging the routes of your application would require you to change every reference to that route</text:p>
              </text:list-item>
              <text:list-item>
                <text:p>Thats a lot of work</text:p>
              </text:list-item>
              <text:list-item>
                <text:p>Don’t do t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7T15:22:53.472244300</meta:creation-date>
    <meta:editing-duration>PT7M48S</meta:editing-duration>
    <meta:editing-cycles>3</meta:editing-cycles>
    <meta:generator>LibreOffice/6.3.4.2.0$Linux_X86_64 LibreOffice_project/30$Build-2</meta:generator>
    <dc:title>Midnightblue</dc:title>
    <dc:date>2020-01-27T15:40:53.210864504</dc:date>
    <meta:document-statistic meta:object-count="83"/>
  </office:meta>
</office:document-meta>
</file>